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f9fdf" officeooo:paragraph-rsid="001f211f"/>
    </style:style>
    <style:style style:name="P2" style:family="paragraph" style:parent-style-name="Standard">
      <style:text-properties officeooo:paragraph-rsid="001f211f"/>
    </style:style>
    <style:style style:name="T1" style:family="text">
      <style:text-properties officeooo:rsid="00323d74"/>
    </style:style>
    <style:style style:name="T2" style:family="text">
      <style:text-properties officeooo:rsid="001efb87"/>
    </style:style>
    <style:style style:name="T3" style:family="text">
      <style:text-properties officeooo:rsid="00200b70"/>
    </style:style>
    <style:style style:name="T4" style:family="text">
      <style:text-properties officeooo:rsid="002a3717"/>
    </style:style>
    <style:style style:name="T5" style:family="text">
      <style:text-properties officeooo:rsid="002197f1"/>
    </style:style>
    <style:style style:name="T6" style:family="text">
      <style:text-properties officeooo:rsid="002199d0"/>
    </style:style>
    <style:style style:name="T7" style:family="text">
      <style:text-properties officeooo:rsid="002eebd9"/>
    </style:style>
    <style:style style:name="T8" style:family="text">
      <style:text-properties officeooo:rsid="002c1841"/>
    </style:style>
    <style:style style:name="T9" style:family="text">
      <style:text-properties fo:language="ru" fo:country="RU" officeooo:rsid="00107b26"/>
    </style:style>
    <style:style style:name="T10" style:family="text">
      <style:text-properties officeooo:rsid="00107b26"/>
    </style:style>
    <style:style style:name="T11" style:family="text">
      <style:text-properties officeooo:rsid="00181ec5"/>
    </style:style>
    <style:style style:name="T12" style:family="text">
      <style:text-properties officeooo:rsid="00120335"/>
    </style:style>
    <style:style style:name="T13" style:family="text">
      <style:text-properties officeooo:rsid="00157718"/>
    </style:style>
    <style:style style:name="T14" style:family="text">
      <style:text-properties officeooo:rsid="001243fa"/>
    </style:style>
    <style:style style:name="T15" style:family="text">
      <style:text-properties officeooo:rsid="00125c99"/>
    </style:style>
    <style:style style:name="T16" style:family="text">
      <style:text-properties officeooo:rsid="00140a8b"/>
    </style:style>
    <style:style style:name="T17" style:family="text">
      <style:text-properties officeooo:rsid="00167918"/>
    </style:style>
    <style:style style:name="T18" style:family="text">
      <style:text-properties officeooo:rsid="00191ab6"/>
    </style:style>
    <style:style style:name="T19" style:family="text">
      <style:text-properties officeooo:rsid="00197c8f"/>
    </style:style>
    <style:style style:name="T20" style:family="text">
      <style:text-properties officeooo:rsid="001b4e88"/>
    </style:style>
    <style:style style:name="T21" style:family="text">
      <style:text-properties officeooo:rsid="00276a24"/>
    </style:style>
    <style:style style:name="T22" style:family="text">
      <style:text-properties officeooo:rsid="00211b69"/>
    </style:style>
    <style:style style:name="T23" style:family="text">
      <style:text-properties officeooo:rsid="00222e91"/>
    </style:style>
    <style:style style:name="T24" style:family="text">
      <style:text-properties officeooo:rsid="00241bf1"/>
    </style:style>
    <style:style style:name="T25" style:family="text">
      <style:text-properties officeooo:rsid="0024361b"/>
    </style:style>
    <style:style style:name="T26" style:family="text">
      <style:text-properties officeooo:rsid="00255055"/>
    </style:style>
    <style:style style:name="T27" style:family="text">
      <style:text-properties officeooo:rsid="002f9fdf"/>
    </style:style>
    <style:style style:name="T28" style:family="text">
      <style:text-properties officeooo:rsid="001f211f"/>
    </style:style>
    <style:style style:name="T29" style:family="text">
      <style:text-properties officeooo:rsid="001fb411"/>
    </style:style>
    <style:style style:name="T30" style:family="text">
      <style:text-properties officeooo:rsid="002157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Решил</text:span><text:span text:style-name="T10"> </text:span><text:span text:style-name="T9">тут</text:span><text:span text:style-name="T10"> я кинуть параллельную спектрумовскую шину в USB. Ну и что люди обычно делают если нужно подогнать крутую тачку, а сроки поджимают? Естественно на помощь приходит коммэээрция, крупные фирмы давно уже прописали весь рутинный код за нас. Вот мне например нравится геликс, вернее helix </text:span><text:span text:style-name="T11">mp3 decoder</text:span><text:span text:style-name="T10">, ну плеер не в этом видео. Вот например можно стянуть готовые проекты с USB у компании ST. </text:span><text:span text:style-name="T12">А еще есть какие то психи что USB на attiny подняли, ну я думаю что меня смотрит грамотная аудитори</text:span><text:span text:style-name="T13">я</text:span><text:span text:style-name="T12">, понимающая что такое программная реализация. Вот в случае с USB явн</text:span><text:span text:style-name="T14">о</text:span><text:span text:style-name="T12"> не хватает всего этого, </text:span><text:span text:style-name="T15">видите сколько </text:span><text:span text:style-name="T16">элементов</text:span><text:span text:style-name="T15">, </text:span><text:span text:style-name="T14">по моему скромному мнени</text:span><text:span text:style-name="T13">ю</text:span><text:span text:style-name="T14"> </text:span><text:span text:style-name="T17">они здесь</text:span><text:span text:style-name="T14"> явно не лишн</text:span><text:span text:style-name="T17">и</text:span><text:span text:style-name="T14">е </text:span><text:span text:style-name="T30">(</text:span><text:span text:style-name="T17">usb_electrical.png)</text:span><text:span text:style-name="T12">.</text:span><text:span text:style-name="T18"> </text:span><text:span text:style-name="T19">И с готовым вариантом от ST тоже не все так гладко. Когда я предложил своему другу воспользоваться этим устройством, оно повисло спустя сутки. И тут уже неизвестно, сломалась ли </text:span><text:span text:style-name="T20">его</text:span><text:span text:style-name="T19"> WinXP, гениальный софт работавший поверх нее, или все же само устройство. В общем это решение теперь под сомнением, и лучши</text:span><text:span text:style-name="T20">м</text:span><text:span text:style-name="T19"> способом увеличить стабильность </text:span><text:span text:style-name="T20">является</text:span><text:span text:style-name="T19"> написание еще одного такого же </text:span><text:span text:style-name="T21">рядом</text:span><text:span text:style-name="T19">. Обратимся к первоисточнику, в случае с USB все </text:span><text:span text:style-name="T29">гораздо проще чем я думал,</text:span><text:span text:style-name="T19"> есть официальная PDFка с обложкой нейтрально белого цвета (а ни какая не оранжевая книга, как это было в случае со стандартом на компакт диски). </text:span><text:span text:style-name="T20">И да, её можно просто скачать не покупая даже за символическую сумму, как это иногда бывает со стандартами. </text:span><text:span text:style-name="T2">О стандартной реализации говорить нечего, он стандартн</text:span><text:span text:style-name="T22">ый</text:span><text:span text:style-name="T2"> и работает. </text:span><text:span text:style-name="T23">Вообще в программировании </text:span><text:span text:style-name="T24">наверное самый часто используемый термин это уровень абстракции. Так вот, </text:span><text:span text:style-name="T25">USB имеет таких аж четыре</text:span><text:span text:style-name="T24">. </text:span><text:span text:style-name="T25">И именно такая сложная модель и дает возможность</text:span><text:span text:style-name="T24"> подключить в хаб еще один хаб, а в него уже мышкоклавиатуру и клавиатуру с мышкой. И </text:span><text:span text:style-name="T25">после </text:span><text:span text:style-name="T24">компьютер как ни в чем не бывало распознает их как четыре разных устройства. </text:span><text:span text:style-name="T25">При чем без разницы, какая операционка стоит на этом компьютере, ведь ее программисты </text:span><text:span text:style-name="T26">читали ровно ту же PDF что и мы</text:span><text:span text:style-name="T25">. При этом сам USB </text:span><text:span text:style-name="T26">является</text:span><text:span text:style-name="T25"> еще одн</text:span><text:span text:style-name="T26">ой</text:span><text:span text:style-name="T25"> абстракци</text:span><text:span text:style-name="T26">ей</text:span><text:span text:style-name="T25">, </text:span><text:span text:style-name="T26">реализовав которую мы просто про нее забыли. И получается что вся суть этого видео вот в этой функции, я думаю она выглядит просто гениально.<text:line-break/></text:span><text:span text:style-name="T27">I</text:span><text:span text:style-name="T28">rq</text:span><text:span text:style-name="T27">Handler() {</text:span></text:p>
      <text:p text:style-name="P1">fillDescr(portPoll());</text:p>
      <text:p text:style-name="P1">}</text:p>
      <text:p text:style-name="P2"><text:span text:style-name="T1">Оно и не удивительно, ведь зачастую такие задачи могут решаться и просто логикой. </text:span><text:span text:style-name="T2">Дын дын ды</text:span><text:span text:style-name="T3">н, карбофосику чуть чуть на контактик втягивающего,</text:span><text:span text:style-name="T2"> дын </text:span><text:span text:style-name="T3">дын,</text:span><text:span text:style-name="T2"> broken tips, shining pins, семера завелась, </text:span><text:span text:style-name="T4">Игорь,</text:span><text:span text:style-name="T2"> </text:span><text:span text:style-name="T5">хватит пить </text:span><text:span text:style-name="T6">росинку</text:span><text:span text:style-name="T5">,</text:span><text:span text:style-name="T2"> </text:span><text:span text:style-name="T5">пора сделать крюк в 100 км</text:span><text:span text:style-name="T2">. </text:span><text:span text:style-name="T7">Запускаем NFS под линуксом, вино на экране, отвертка в кармане.</text:span><text:span text:style-name="T2"> </text:span><text:span text:style-name="T4">Что? Вы назвали меня диванным экспертом? Тогда я </text:span><text:span text:style-name="T8">вызываю</text:span><text:span text:style-name="T4"> лаурель, простите за мое произношение, лауре</text:span><text:span text:style-name="T7">е</text:span><text:span text:style-name="T4">ль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23:17:53.633826857</meta:creation-date>
    <dc:date>2021-06-04T14:34:35.612794541</dc:date>
    <meta:editing-duration>PT1H38M4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413" meta:character-count="2585" meta:non-whitespace-character-count="2175"/>
  </office:meta>
</office:document-meta>
</file>